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111111" loext:opacity="100%" style:font-name="AprovaSansBlack" fo:font-size="1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111111" loext:opacity="100%" fo:letter-spacing="normal"/>
    </style:style>
    <style:style style:name="P3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666666" loext:opacity="100%" style:font-name="InterUI" fo:font-size="15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</style:style>
    <style:style style:name="P5" style:family="paragraph" style:parent-style-name="Text_20_body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666666" loext:opacity="100%" style:font-name="InterUI" fo:font-size="15pt" fo:letter-spacing="normal" fo:font-style="normal" fo:font-weight="normal"/>
    </style:style>
    <style:style style:name="T1" style:family="text">
      <style:text-properties fo:color="#666666" loext:opacity="100%" style:font-name="InterUI"/>
    </style:style>
    <style:style style:name="T2" style:family="text">
      <style:text-properties fo:color="#666666" loext:opacity="100%" style:font-name="InterUI" fo:font-size="15pt" fo:font-style="normal" fo:font-weight="normal"/>
    </style:style>
    <style:style style:name="T3" style:family="text">
      <style:text-properties fo:color="#666666" loext:opacity="100%" style:font-name="InterUI" fo:font-size="15pt" fo:font-style="normal" fo:font-weight="bold" style:font-weight-asian="bold" style:font-weight-complex="bold"/>
    </style:style>
    <style:style style:name="T4" style:family="text">
      <style:text-properties fo:color="#666666" loext:opacity="100%" style:font-name="InterUI" fo:font-weight="bold" style:font-weight-asian="bold" style:font-weight-complex="bold"/>
    </style:style>
    <style:style style:name="T5" style:family="text">
      <style:text-properties style:font-name="AprovaSansBlack" fo:font-size="15pt" fo:font-style="normal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1111" loext:opacity="100%" style:font-name="AprovaSansBlack" fo:font-size="15pt" fo:letter-spacing="normal" fo:font-style="normal" fo:font-weight="normal"/>
    </style:style>
    <style:style style:name="T8" style:family="text">
      <style:text-properties fo:font-variant="normal" fo:text-transform="none" fo:color="#666666" loext:opacity="100%" style:font-name="InterUI" fo:font-size="15pt" fo:letter-spacing="normal" fo:font-style="normal"/>
    </style:style>
    <style:style style:name="T9" style:family="text">
      <style:text-properties fo:font-variant="normal" fo:text-transform="none" fo:color="#666666" loext:opacity="100%" style:font-name="InterUI" fo:font-size="15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01 - </text:span><text:span text:style-name="T2">Abaixo temos alguns tipos de dados. Indique qual a alternativa que corresponde ao tipo de dados LITERAL: </text:span><text:span text:style-name="T4">“</text:span><text:span text:style-name="T3">CPF”</text:span></text:p>
      <text:p text:style-name="Standard"/>
      <text:p text:style-name="P1">02 - <text:span text:style-name="T1">Vamos analisar o seguinte pseudocódigo abaixo:</text:span></text:p>
      <text:p text:style-name="P5">Algoritmo “MEDIA”<text:line-break/>Var<text:line-break/>Inicio<text:line-break/>Escreval(“Numero: 13”)<text:line-break/>Escreval(“Metade do Número: “, 6.5)<text:line-break/>Fimalgoritmo<text:line-break/>Ao analisar o código, selecione a alternativa correta que indica quais os tipos de dados serão exibidos: <text:span text:style-name="T6">Alfanumérico (literal) e Real;</text:span></text:p>
      <text:p text:style-name="Standard"/>
      <text:p text:style-name="P1">03 - <text:span text:style-name="T1">Sabemos que existem variáveis válidas e variáveis inválidas. Indique a seguir qual é a alternativa que contém uma variável inválida: </text:span><text:span text:style-name="T4">1Var</text:span></text:p>
      <text:p text:style-name="Standard"/>
      <text:p text:style-name="P1">04 - <text:span text:style-name="T1">Com base no conhecimento sobre Entrada, Processamento e Saída é correto afirmar: </text:span><text:span text:style-name="T4">A etapa de entrada de dados é a parte em que o computador recebe os dados do mundo externo.</text:span></text:p>
      <text:p text:style-name="P4"><text:span text:style-name="T7">05 - </text:span><text:span text:style-name="T9">O usuário digitou -2. Qual é a resposta do algoritmo abaixo:<text:line-break/>**<text:line-break/>algoritmo “Armazenamento”<text:line-break/>var<text:line-break/>n,a,b :real<text:line-break/>inicio<text:line-break/>escreval("Digite um número: ")<text:line-break/>leia(n)<text:line-break/>se(n &gt;= 0) entao<text:line-break/>a&lt;- n<text:line-break/></text:span><text:soft-page-break/><text:span text:style-name="T9">escreval(“O número está na variável A”)<text:line-break/>senao<text:line-break/>b &lt;- n<text:line-break/>escreval(“O número está na variável B”)<text:line-break/>fimse<text:line-break/>fimalgoritmo**</text:span></text:p>
      <text:p text:style-name="P3">O número está na variável B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5:32:25.899740305</meta:creation-date>
    <dc:date>2022-10-06T15:40:05.588505149</dc:date>
    <meta:editing-duration>PT7M40S</meta:editing-duration>
    <meta:editing-cycles>1</meta:editing-cycles>
    <meta:document-statistic meta:table-count="0" meta:image-count="0" meta:object-count="0" meta:page-count="2" meta:paragraph-count="7" meta:word-count="172" meta:character-count="1041" meta:non-whitespace-character-count="876"/>
    <meta:generator>LibreOffice/7.3.6.2$Linux_X86_64 LibreOffice_project/30$Build-2</meta:generator>
  </office:meta>
</office:document-meta>
</file>